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Preformatted_20_Text" style:list-style-name="L30"/>
    <style:style style:name="P70" style:family="paragraph" style:parent-style-name="Preformatted_20_Text" style:list-style-name="L45"/>
    <style:style style:name="P71" style:family="paragraph" style:parent-style-name="Preformatted_20_Text">
      <style:paragraph-properties fo:margin-top="0in" fo:margin-bottom="0.1965in"/>
    </style:style>
    <style:style style:name="P72" style:family="paragraph" style:parent-style-name="Preformatted_20_Text" style:list-style-name="L30">
      <style:paragraph-properties fo:margin-top="0in" fo:margin-bottom="0.1965in"/>
    </style:style>
    <style:style style:name="P73" style:family="paragraph" style:parent-style-name="Preformatted_20_Text" style:list-style-name="L45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’s a full mechanics + systems document for <text:span text:style-name="Strong_20_Emphasis">TSUKIDERE (Ren’Py VN version)</text:span>, showing what each mechanic does, how they connect, and how they stay balanced. I’ll treat this like a design doc section.</text:p>
      <text:p text:style-name="Horizontal_20_Line"/>
      <text:h text:style-name="Heading_20_2" text:outline-level="2">1. Core Game Structure</text:h>
      <text:h text:style-name="Heading_20_3" text:outline-level="3">1.1 Overall Loop</text:h>
      <text:list xml:id="list9109642501395170462" text:style-name="L26">
        <text:list-item>
          <text:p text:style-name="P26"><text:span text:style-name="Strong_20_Emphasis">Modes:</text:span></text:p>
          <text:list>
            <text:list-item>
              <text:p text:style-name="P26"><text:span text:style-name="Strong_20_Emphasis">Town</text:span> – grounded reality, slice-of-life VN scenes, social interactions, choices, no traditional combat.</text:p>
            </text:list-item>
            <text:list-item>
              <text:p text:style-name="P26"><text:span text:style-name="Strong_20_Emphasis">Dream</text:span> – surreal VN sequences and “encounters” that behave like psychological combat via choice branches.</text:p>
            </text:list-item>
          </text:list>
        </text:list-item>
        <text:list-item>
          <text:p text:style-name="P26"><text:span text:style-name="Strong_20_Emphasis">Loop:</text:span></text:p>
          <text:list>
            <text:list-item>
              <text:p text:style-name="P26">Story in Town → choices affect <text:span text:style-name="Strong_20_Emphasis">Arete</text:span> and relationships.</text:p>
            </text:list-item>
            <text:list-item>
              <text:p text:style-name="P26">Player sleeps / is knocked out → enters Dream.</text:p>
            </text:list-item>
            <text:list-item>
              <text:p text:style-name="P26">Dream encounters respond to current psyche (Arete, stats, personality).</text:p>
            </text:list-item>
            <text:list-item>
              <text:p text:style-name="P26">Wake up → Town again, with new flags, events, and subtly altered NPC dynamics.</text:p>
            </text:list-item>
          </text:list>
        </text:list-item>
        <text:list-item>
          <text:p text:style-name="P26"><text:span text:style-name="Strong_20_Emphasis">Progression:</text:span></text:p>
          <text:list>
            <text:list-item>
              <text:p text:style-name="P26">No classical EXP/levels. Player “progresses” through:</text:p>
              <text:list>
                <text:list-item>
                  <text:p text:style-name="P26"><text:span text:style-name="Strong_20_Emphasis">Arete domain shifts</text:span></text:p>
                </text:list-item>
                <text:list-item>
                  <text:p text:style-name="P26"><text:span text:style-name="Strong_20_Emphasis">Derived stats (Ousia)</text:span></text:p>
                </text:list-item>
                <text:list-item>
                  <text:p text:style-name="P26"><text:span text:style-name="Strong_20_Emphasis">Personality evolution (Big Five, Temperament, Adaptations)</text:span></text:p>
                </text:list-item>
                <text:list-item>
                  <text:p text:style-name="P26"><text:span text:style-name="Strong_20_Emphasis">Narrative identity log + endings</text:span>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2. Basic Controls (Ren’Py Defaults + Custom Keys)</text:h>
      <text:h text:style-name="Heading_20_3" text:outline-level="3">2.1 Standard VN Controls</text:h>
      <text:list xml:id="list3956264276137746743" text:style-name="L27">
        <text:list-item>
          <text:p text:style-name="P27"><text:span text:style-name="Strong_20_Emphasis">Advance text:</text:span></text:p>
          <text:list>
            <text:list-item>
              <text:p text:style-name="P27">Left-click / Space / Enter</text:p>
            </text:list-item>
          </text:list>
        </text:list-item>
        <text:list-item>
          <text:p text:style-name="P27"><text:span text:style-name="Strong_20_Emphasis">Make a choice:</text:span></text:p>
          <text:list>
            <text:list-item>
              <text:p text:style-name="P27">Left-click on menu options</text:p>
            </text:list-item>
          </text:list>
        </text:list-item>
        <text:list-item>
          <text:p text:style-name="P27"><text:span text:style-name="Strong_20_Emphasis">Backlog (history):</text:span></text:p>
          <text:list>
            <text:list-item>
              <text:p text:style-name="P27">Mouse wheel up / PageUp (Ren’Py default)</text:p>
            </text:list-item>
          </text:list>
        </text:list-item>
        <text:list-item>
          <text:p text:style-name="P27"><text:soft-page-break/><text:span text:style-name="Strong_20_Emphasis">Skip / Auto (if enabled later):</text:span></text:p>
          <text:list>
            <text:list-item>
              <text:p text:style-name="P27">Ctrl (skip), A (auto-forward) – optional.</text:p>
            </text:list-item>
          </text:list>
        </text:list-item>
      </text:list>
      <text:h text:style-name="Heading_20_3" text:outline-level="3">2.2 TSUKIDERE-Specific Keys (Debug &amp; Overlays)</text:h>
      <text:list xml:id="list5489797029290653372" text:style-name="L28">
        <text:list-item>
          <text:p text:style-name="P28"><text:span text:style-name="Strong_20_Emphasis">Arete HUD:</text:span></text:p>
          <text:list>
            <text:list-item>
              <text:p text:style-name="P28">Always visible overlay (no input required).</text:p>
            </text:list-item>
          </text:list>
        </text:list-item>
        <text:list-item>
          <text:p text:style-name="P28"><text:span text:style-name="Strong_20_Emphasis">Big Five Debug:</text:span></text:p>
          <text:list>
            <text:list-item>
              <text:p text:style-name="P28">Press <text:span text:style-name="Strong_20_Emphasis">B</text:span> to toggle a debug screen listing Big Five values.</text:p>
            </text:list-item>
          </text:list>
        </text:list-item>
        <text:list-item>
          <text:p text:style-name="P28"><text:span text:style-name="Strong_20_Emphasis">Debug Panel (Dev/Playtest builds only):</text:span></text:p>
          <text:list>
            <text:list-item>
              <text:p text:style-name="P28">Press <text:span text:style-name="Strong_20_Emphasis">D</text:span> to open a panel with:</text:p>
              <text:list>
                <text:list-item>
                  <text:p text:style-name="P28">Buttons/sliders to adjust Arete domains.</text:p>
                </text:list-item>
                <text:list-item>
                  <text:p text:style-name="P28">Jump buttons to Town hub, Dream hub, encounters, endings.</text:p>
                </text:list-item>
              </text:list>
            </text:list-item>
          </text:list>
        </text:list-item>
        <text:list-item>
          <text:p text:style-name="P28">These debug controls are for development and will be removed or hidden in release.</text:p>
        </text:list-item>
      </text:list>
      <text:p text:style-name="Horizontal_20_Line"/>
      <text:h text:style-name="Heading_20_2" text:outline-level="2">3. Arete System – The Psychological Spine</text:h>
      <text:h text:style-name="Heading_20_3" text:outline-level="3">3.1 Domains</text:h>
      <text:p text:style-name="Text_20_body">Five <text:span text:style-name="Strong_20_Emphasis">Arete domains</text:span>, each in range <text:span text:style-name="Strong_20_Emphasis">–100 to +100</text:span>:</text:p>
      <text:list xml:id="list6958643329507483251" text:style-name="L29">
        <text:list-item>
          <text:p text:style-name="P29"><text:span text:style-name="Strong_20_Emphasis">Physical (Temperance)</text:span></text:p>
          <text:list>
            <text:list-item>
              <text:p text:style-name="P29">Virtue: healthy, disciplined habits, bodily care.</text:p>
            </text:list-item>
            <text:list-item>
              <text:p text:style-name="P29">Strife: neglect, overindulgence, strain.</text:p>
            </text:list-item>
          </text:list>
        </text:list-item>
        <text:list-item>
          <text:p text:style-name="P29"><text:span text:style-name="Strong_20_Emphasis">Psychological (Mind / Integrity)</text:span></text:p>
          <text:list>
            <text:list-item>
              <text:p text:style-name="P29">Virtue: curiosity, learning, clear thinking, creativity.</text:p>
            </text:list-item>
            <text:list-item>
              <text:p text:style-name="P29">Strife: avoidance of thought, rigidity, confusion.</text:p>
            </text:list-item>
          </text:list>
        </text:list-item>
        <text:list-item>
          <text:p text:style-name="P29"><text:span text:style-name="Strong_20_Emphasis">Social (Voice / Communication)</text:span></text:p>
          <text:list>
            <text:list-item>
              <text:p text:style-name="P29">Virtue: fairness, responsibility, loyalty, openness.</text:p>
            </text:list-item>
            <text:list-item>
              <text:p text:style-name="P29">Strife: selfishness, flakiness, hostility, withdrawal.</text:p>
            </text:list-item>
          </text:list>
        </text:list-item>
        <text:list-item>
          <text:p text:style-name="P29"><text:span text:style-name="Strong_20_Emphasis">Emotional (Heart / Humanity)</text:span></text:p>
          <text:list>
            <text:list-item>
              <text:p text:style-name="P29">Virtue: empathy, bravery, forgiveness, emotional regulation.</text:p>
            </text:list-item>
            <text:list-item>
              <text:p text:style-name="P29">Strife: cruelty, repression, volatility, denial.</text:p>
            </text:list-item>
          </text:list>
        </text:list-item>
        <text:list-item>
          <text:p text:style-name="P29"><text:span text:style-name="Strong_20_Emphasis">Spiritual (Soul / Awareness)</text:span></text:p>
          <text:list>
            <text:list-item>
              <text:p text:style-name="P29">Virtue: meaning-making, humility, hope, personal ethos.</text:p>
            </text:list-item>
            <text:list-item>
              <text:p text:style-name="P29"><text:soft-page-break/>Strife: nihilism, apathy, self-absorption, despair.</text:p>
            </text:list-item>
          </text:list>
        </text:list-item>
      </text:list>
      <text:p text:style-name="Text_20_body">Each domain is tracked in a dict:</text:p>
      <text:p text:style-name="Preformatted_20_Text"><text:span text:style-name="Source_20_Text">default arete = {</text:span></text:p>
      <text:p text:style-name="Preformatted_20_Text"><text:span text:style-name="Source_20_Text"><text:s text:c="4"/>"Physical": 0,</text:span></text:p>
      <text:p text:style-name="Preformatted_20_Text"><text:span text:style-name="Source_20_Text"><text:s text:c="4"/>"Psychological": 0,</text:span></text:p>
      <text:p text:style-name="Preformatted_20_Text"><text:span text:style-name="Source_20_Text"><text:s text:c="4"/>"Social": 0,</text:span></text:p>
      <text:p text:style-name="Preformatted_20_Text"><text:span text:style-name="Source_20_Text"><text:s text:c="4"/>"Emotional": 0,</text:span></text:p>
      <text:p text:style-name="Preformatted_20_Text"><text:span text:style-name="Source_20_Text"><text:s text:c="4"/>"Spiritual": 0,</text:span></text:p>
      <text:p text:style-name="P71"><text:span text:style-name="Source_20_Text">}</text:span></text:p>
      <text:h text:style-name="Heading_20_3" text:outline-level="3">3.2 Applying Changes (Tagged Deltas)</text:h>
      <text:list xml:id="list185517727973660712" text:style-name="L30">
        <text:list-item>
          <text:p text:style-name="P30"><text:span text:style-name="Strong_20_Emphasis">change_arete(deltas)</text:span> takes a list of <text:span text:style-name="Source_20_Text">(domain, amount)</text:span> tuples:</text:p>
          <text:list>
            <text:list-item>
              <text:p text:style-name="P30">Adds <text:span text:style-name="Source_20_Text">amount</text:span> to <text:span text:style-name="Source_20_Text">arete[domain]</text:span>.</text:p>
            </text:list-item>
            <text:list-item>
              <text:p text:style-name="P30">Clamps result to <text:span text:style-name="Source_20_Text">[-100, 100]</text:span>.</text:p>
            </text:list-item>
            <text:list-item>
              <text:p text:style-name="P30">Calls <text:span text:style-name="Source_20_Text">recompute_ousia()</text:span> and <text:span text:style-name="Source_20_Text">recompute_big_five()</text:span>.</text:p>
            </text:list-item>
            <text:list-item>
              <text:p text:style-name="P30">Calls <text:span text:style-name="Source_20_Text">check_adaptations()</text:span> and logs the choice.</text:p>
            </text:list-item>
          </text:list>
        </text:list-item>
        <text:list-item>
          <text:p text:style-name="P30"><text:span text:style-name="Strong_20_Emphasis">Tagged actions:</text:span></text:p>
          <text:list>
            <text:list-item>
              <text:p text:style-name="P30">Choices refer to <text:span text:style-name="Source_20_Text">choice_tags[tag_id]</text:span>, each defining its list of deltas.</text:p>
            </text:list-item>
            <text:list-item>
              <text:p text:style-name="P30">Example:</text:p>
              <text:p text:style-name="P69"><text:span text:style-name="Source_20_Text">default choice_tags = {</text:span></text:p>
              <text:p text:style-name="P69"><text:span text:style-name="Source_20_Text"><text:s text:c="4"/>"comfort_friend": [("Emotional", 2), ("Social", 1)],</text:span></text:p>
              <text:p text:style-name="P69"><text:span text:style-name="Source_20_Text"><text:s text:c="4"/>"brush_off_friend": [("Emotional", -2), ("Social", -2)],</text:span></text:p>
              <text:p text:style-name="P72"><text:span text:style-name="Source_20_Text">}</text:span></text:p>
            </text:list-item>
          </text:list>
        </text:list-item>
        <text:list-item>
          <text:p text:style-name="P30"><text:span text:style-name="Strong_20_Emphasis">apply_tagged_choice(tag_id):</text:span></text:p>
          <text:list>
            <text:list-item>
              <text:p text:style-name="P30">Fetches deltas from <text:span text:style-name="Source_20_Text">choice_tags</text:span>.</text:p>
            </text:list-item>
            <text:list-item>
              <text:p text:style-name="P30">Passes them through temperament scaling (see section 5).</text:p>
            </text:list-item>
            <text:list-item>
              <text:p text:style-name="P30">Calls <text:span text:style-name="Source_20_Text">change_arete</text:span>.</text:p>
            </text:list-item>
            <text:list-item>
              <text:p text:style-name="P30">Logs the event for narrative identity.</text:p>
            </text:list-item>
          </text:list>
        </text:list-item>
      </text:list>
      <text:p text:style-name="Text_20_body">This ensures <text:span text:style-name="Strong_20_Emphasis">every meaningful choice</text:span> is funneled through a single, consistent Arete pipeline.</text:p>
      <text:h text:style-name="Heading_20_3" text:outline-level="3">3.3 Bands (Harmony vs Strife)</text:h>
      <text:p text:style-name="Text_20_body">For each domain, we use <text:span text:style-name="Strong_20_Emphasis">bands</text:span>:</text:p>
      <text:list xml:id="list1886478088246971319" text:style-name="L31">
        <text:list-item>
          <text:p text:style-name="P31"><text:span text:style-name="Strong_20_Emphasis">+60 to +100:</text:span> Harmony / Virtue</text:p>
        </text:list-item>
        <text:list-item>
          <text:p text:style-name="P31"><text:span text:style-name="Strong_20_Emphasis">+20 to +59:</text:span> Positive leaning / Growth</text:p>
        </text:list-item>
        <text:list-item>
          <text:p text:style-name="P31"><text:span text:style-name="Strong_20_Emphasis">–19 to +19:</text:span> Unresolved / Neutral</text:p>
        </text:list-item>
        <text:list-item>
          <text:p text:style-name="P31"><text:span text:style-name="Strong_20_Emphasis">–59 to –20:</text:span> Strained</text:p>
        </text:list-item>
        <text:list-item>
          <text:p text:style-name="P31"><text:soft-page-break/><text:span text:style-name="Strong_20_Emphasis">–100 to –60:</text:span> Kakia / Deep Strife</text:p>
        </text:list-item>
      </text:list>
      <text:p text:style-name="Text_20_body">Mechanically, bands serve as:</text:p>
      <text:list xml:id="list101398726712055043" text:style-name="L32">
        <text:list-item>
          <text:p text:style-name="P32">Triggers for <text:span text:style-name="Strong_20_Emphasis">events</text:span> (e.g., exhaustion scenes, courage moments).</text:p>
        </text:list-item>
        <text:list-item>
          <text:p text:style-name="P32">Gates for <text:span text:style-name="Strong_20_Emphasis">Dream variants</text:span> (different Nightmare forms).</text:p>
        </text:list-item>
        <text:list-item>
          <text:p text:style-name="P32">Thresholds for <text:span text:style-name="Strong_20_Emphasis">endings</text:span> and monologue tone.</text:p>
        </text:list-item>
      </text:list>
      <text:p text:style-name="Horizontal_20_Line"/>
      <text:h text:style-name="Heading_20_2" text:outline-level="2">4. Ousia Eaftos – Concrete Stats</text:h>
      <text:p text:style-name="Text_20_body">Ousia is a 5×5 stat grid, one group per domain, each stat usually on <text:span text:style-name="Strong_20_Emphasis">1–10</text:span> scale.</text:p>
      <text:h text:style-name="Heading_20_3" text:outline-level="3">4.1 Structure</text:h>
      <text:p text:style-name="Text_20_body">Example python-like structure:</text:p>
      <text:p text:style-name="Preformatted_20_Text"><text:span text:style-name="Source_20_Text">default ousia = {</text:span></text:p>
      <text:p text:style-name="Preformatted_20_Text"><text:span text:style-name="Source_20_Text"><text:s text:c="4"/>"Physical": {</text:span></text:p>
      <text:p text:style-name="Preformatted_20_Text"><text:span text:style-name="Source_20_Text"><text:s text:c="8"/>"Brawn": 5,</text:span></text:p>
      <text:p text:style-name="Preformatted_20_Text"><text:span text:style-name="Source_20_Text"><text:s text:c="8"/>"Fortitude": 5,</text:span></text:p>
      <text:p text:style-name="Preformatted_20_Text"><text:span text:style-name="Source_20_Text"><text:s text:c="8"/>"Finesse": 5,</text:span></text:p>
      <text:p text:style-name="Preformatted_20_Text"><text:span text:style-name="Source_20_Text"><text:s text:c="8"/>"Dexterity": 5,</text:span></text:p>
      <text:p text:style-name="Preformatted_20_Text"><text:span text:style-name="Source_20_Text"><text:s text:c="8"/>"Constitution": 5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Psychological": {</text:span></text:p>
      <text:p text:style-name="Preformatted_20_Text"><text:span text:style-name="Source_20_Text"><text:s text:c="8"/>"Knowledge": 5,</text:span></text:p>
      <text:p text:style-name="Preformatted_20_Text"><text:span text:style-name="Source_20_Text"><text:s text:c="8"/>"Resolve": 5,</text:span></text:p>
      <text:p text:style-name="Preformatted_20_Text"><text:span text:style-name="Source_20_Text"><text:s text:c="8"/>"Logic": 5,</text:span></text:p>
      <text:p text:style-name="Preformatted_20_Text"><text:span text:style-name="Source_20_Text"><text:s text:c="8"/>"Subconscious": 5,</text:span></text:p>
      <text:p text:style-name="Preformatted_20_Text"><text:span text:style-name="Source_20_Text"><text:s text:c="8"/>"Interpretation": 5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Social": {</text:span></text:p>
      <text:p text:style-name="Preformatted_20_Text"><text:span text:style-name="Source_20_Text"><text:s text:c="8"/>"Confidence": 5,</text:span></text:p>
      <text:p text:style-name="Preformatted_20_Text"><text:span text:style-name="Source_20_Text"><text:s text:c="8"/>"Ego": 5,</text:span></text:p>
      <text:p text:style-name="Preformatted_20_Text"><text:span text:style-name="Source_20_Text"><text:s text:c="8"/>"Expression": 5,</text:span></text:p>
      <text:p text:style-name="Preformatted_20_Text"><text:span text:style-name="Source_20_Text"><text:s text:c="8"/>"Responsibility": 5,</text:span></text:p>
      <text:p text:style-name="Preformatted_20_Text"><text:span text:style-name="Source_20_Text"><text:s text:c="8"/>"Persona": 5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Emotional": {</text:span></text:p>
      <text:p text:style-name="Preformatted_20_Text"><text:span text:style-name="Source_20_Text"><text:s text:c="8"/>"Happiness": 5,</text:span></text:p>
      <text:p text:style-name="Preformatted_20_Text"><text:span text:style-name="Source_20_Text"><text:s text:c="8"/>"Esteem": 5,</text:span></text:p>
      <text:p text:style-name="Preformatted_20_Text"><text:span text:style-name="Source_20_Text"><text:s text:c="8"/>"Empathy": 5,</text:span></text:p>
      <text:p text:style-name="Preformatted_20_Text"><text:span text:style-name="Source_20_Text"><text:s text:c="8"/>"Comprehension": 5,</text:span></text:p>
      <text:p text:style-name="Preformatted_20_Text"><text:span text:style-name="Source_20_Text"><text:s text:c="8"/>"Mood": 5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Spiritual": {</text:span></text:p>
      <text:p text:style-name="Preformatted_20_Text"><text:span text:style-name="Source_20_Text"><text:s text:c="8"/>"Wisdom": 5,</text:span></text:p>
      <text:p text:style-name="Preformatted_20_Text"><text:span text:style-name="Source_20_Text"><text:s text:c="8"/>"Karma": 5,</text:span></text:p>
      <text:p text:style-name="Preformatted_20_Text"><text:span text:style-name="Source_20_Text"><text:s text:c="8"/>"Understanding": 5,</text:span></text:p>
      <text:p text:style-name="Preformatted_20_Text"><text:span text:style-name="Source_20_Text"><text:s text:c="8"/>"Cleverness": 5,</text:span></text:p>
      <text:p text:style-name="Preformatted_20_Text"><text:span text:style-name="Source_20_Text"><text:s text:c="8"/>"Ethics": 5,</text:span></text:p>
      <text:p text:style-name="Preformatted_20_Text"><text:span text:style-name="Source_20_Text"><text:s text:c="4"/>},</text:span></text:p>
      <text:p text:style-name="P71"><text:span text:style-name="Source_20_Text">}</text:span></text:p>
      <text:h text:style-name="Heading_20_3" text:outline-level="3"><text:soft-page-break/>4.2 Derivation from Arete</text:h>
      <text:list xml:id="list8192696961316771190" text:style-name="L33">
        <text:list-item>
          <text:p text:style-name="P33">After Arete updates, <text:span text:style-name="Source_20_Text">recompute_ousia()</text:span>:</text:p>
          <text:list>
            <text:list-item>
              <text:p text:style-name="P33">For each domain:</text:p>
              <text:list>
                <text:list-item>
                  <text:p text:style-name="P33"><text:span text:style-name="Source_20_Text">domain_mod = floor(arete[domain] / 20)</text:span> → range –5..+5.</text:p>
                </text:list-item>
                <text:list-item>
                  <text:p text:style-name="P33">Each stat = <text:span text:style-name="Source_20_Text">base + domain_mod</text:span>, clamped to [1, 10].</text:p>
                </text:list-item>
              </text:list>
            </text:list-item>
          </text:list>
        </text:list-item>
        <text:list-item>
          <text:p text:style-name="P33"><text:span text:style-name="Strong_20_Emphasis">Meaning:</text:span></text:p>
          <text:list>
            <text:list-item>
              <text:p text:style-name="P33">High Physical Arete = Brawn, Fortitude, Dexterity etc. rise.</text:p>
            </text:list-item>
            <text:list-item>
              <text:p text:style-name="P33">Low Social Arete = Confidence, Expression, Persona fall.</text:p>
            </text:list-item>
          </text:list>
        </text:list-item>
      </text:list>
      <text:h text:style-name="Heading_20_3" text:outline-level="3">4.3 Usage</text:h>
      <text:list xml:id="list2093278751263147108" text:style-name="L34">
        <text:list-item>
          <text:p text:style-name="P34"><text:span text:style-name="Strong_20_Emphasis">Dream Encounter Checks:</text:span></text:p>
          <text:list>
            <text:list-item>
              <text:p text:style-name="P34">Brawn, Fortitude → success/failure of “face it head-on” options.</text:p>
            </text:list-item>
            <text:list-item>
              <text:p text:style-name="P34">Empathy → success of “comfort” or “talk it down” options.</text:p>
            </text:list-item>
            <text:list-item>
              <text:p text:style-name="P34">Wisdom / Understanding → unlock special insight choices.</text:p>
            </text:list-item>
          </text:list>
        </text:list-item>
        <text:list-item>
          <text:p text:style-name="P34"><text:span text:style-name="Strong_20_Emphasis">Town Checks:</text:span></text:p>
          <text:list>
            <text:list-item>
              <text:p text:style-name="P34">Confidence / Expression → whether certain assertive dialogue options appear.</text:p>
            </text:list-item>
            <text:list-item>
              <text:p text:style-name="P34">Knowledge / Logic → ability to notice details or solve intellectual problems.</text:p>
            </text:list-item>
          </text:list>
        </text:list-item>
      </text:list>
      <text:p text:style-name="Horizontal_20_Line"/>
      <text:h text:style-name="Heading_20_2" text:outline-level="2">5. Personality Layer – Big Five &amp; Temperament</text:h>
      <text:h text:style-name="Heading_20_3" text:outline-level="3">5.1 Big Five Profile</text:h>
      <text:p text:style-name="Text_20_body">Derived continuously from Arete:</text:p>
      <text:list xml:id="list346057569506138603" text:style-name="L35">
        <text:list-item>
          <text:p text:style-name="P35">Physical → <text:span text:style-name="Strong_20_Emphasis">Conscientiousness</text:span></text:p>
        </text:list-item>
        <text:list-item>
          <text:p text:style-name="P35">Psychological → <text:span text:style-name="Strong_20_Emphasis">Openness</text:span></text:p>
        </text:list-item>
        <text:list-item>
          <text:p text:style-name="P35">Social → <text:span text:style-name="Strong_20_Emphasis">Extraversion</text:span></text:p>
        </text:list-item>
        <text:list-item>
          <text:p text:style-name="P35">Emotional → <text:span text:style-name="Strong_20_Emphasis">Agreeableness</text:span></text:p>
        </text:list-item>
        <text:list-item>
          <text:p text:style-name="P35">Spiritual → <text:span text:style-name="Strong_20_Emphasis">(inverse)</text:span> Neuroticism / stability</text:p>
        </text:list-item>
      </text:list>
      <text:p text:style-name="Text_20_body">Mapping:</text:p>
      <text:list xml:id="list7556505858533945833" text:style-name="L36">
        <text:list-item>
          <text:p text:style-name="P36">Map each domain value <text:span text:style-name="Source_20_Text">[-100, 100]</text:span> to trait <text:span text:style-name="Source_20_Text">[0, 100]</text:span> via simple linear transform.</text:p>
        </text:list-item>
        <text:list-item>
          <text:p text:style-name="P36">Spiritual is inverted for Neuroticism: high Spiritual Arete = low Neuroticism.</text:p>
        </text:list-item>
      </text:list>
      <text:p text:style-name="Text_20_body">This profile is used for:</text:p>
      <text:list xml:id="list419018869827241999" text:style-name="L37">
        <text:list-item>
          <text:p text:style-name="P37"><text:span text:style-name="Strong_20_Emphasis">Branching dialogue:</text:span></text:p>
          <text:list>
            <text:list-item>
              <text:p text:style-name="P37"><text:soft-page-break/>High Agreeableness reveals extra empathetic lines.</text:p>
            </text:list-item>
            <text:list-item>
              <text:p text:style-name="P37">Low Agreeableness hides those and reveals blunt/hostile options.</text:p>
            </text:list-item>
          </text:list>
        </text:list-item>
        <text:list-item>
          <text:p text:style-name="P37"><text:span text:style-name="Strong_20_Emphasis">Event gating:</text:span></text:p>
          <text:list>
            <text:list-item>
              <text:p text:style-name="P37">High Openness unlocks weird, experimental Dream content.</text:p>
            </text:list-item>
            <text:list-item>
              <text:p text:style-name="P37">High Extraversion increases likelihood of community/support scenes.</text:p>
            </text:list-item>
          </text:list>
        </text:list-item>
      </text:list>
      <text:h text:style-name="Heading_20_3" text:outline-level="3">5.2 Temperament (Approach vs Avoidance)</text:h>
      <text:list xml:id="list6063153137988015027" text:style-name="L38">
        <text:list-item>
          <text:p text:style-name="P38"><text:span text:style-name="Strong_20_Emphasis">temperament = { "approach": 0–100, "avoidance": 0–100 }</text:span></text:p>
        </text:list-item>
      </text:list>
      <text:p text:style-name="Text_20_body">Influence on Arete deltas:</text:p>
      <text:list xml:id="list3282321563123970947" text:style-name="L39">
        <text:list-item>
          <text:p text:style-name="P39"><text:span text:style-name="Source_20_Text">scaled_delta(domain, amount)</text:span> adjusts each Arete change:</text:p>
          <text:list>
            <text:list-item>
              <text:p text:style-name="P39">If <text:span text:style-name="Source_20_Text">amount &gt; 0</text:span> and <text:span text:style-name="Source_20_Text">approach ≥ threshold</text:span>:</text:p>
              <text:list>
                <text:list-item>
                  <text:p text:style-name="P39">Slightly amplify positive deltas (e.g. +1).</text:p>
                </text:list-item>
              </text:list>
            </text:list-item>
            <text:list-item>
              <text:p text:style-name="P39">If <text:span text:style-name="Source_20_Text">amount &lt; 0</text:span> and <text:span text:style-name="Source_20_Text">avoidance ≥ threshold</text:span>:</text:p>
              <text:list>
                <text:list-item>
                  <text:p text:style-name="P39">Slightly amplify negative deltas (e.g. –1).</text:p>
                </text:list-item>
              </text:list>
            </text:list-item>
          </text:list>
        </text:list-item>
      </text:list>
      <text:p text:style-name="Text_20_body">Effect:</text:p>
      <text:list xml:id="list4263512392554985066" text:style-name="L40">
        <text:list-item>
          <text:p text:style-name="P40">Two players making identical choices can drift differently because one is temperamentally reactive to rewards, another to punishments.</text:p>
        </text:list-item>
      </text:list>
      <text:p text:style-name="Text_20_body">Balancing notes:</text:p>
      <text:list xml:id="list6035559772103907388" text:style-name="L41">
        <text:list-item>
          <text:p text:style-name="P41">Keep the temperament modifier small (+/–1) to avoid runaway swings.</text:p>
        </text:list-item>
        <text:list-item>
          <text:p text:style-name="P41">This layer nudges long-term shape, not moment-to-moment extremes.</text:p>
        </text:list-item>
      </text:list>
      <text:p text:style-name="Horizontal_20_Line"/>
      <text:h text:style-name="Heading_20_2" text:outline-level="2">6. Adaptations – Learned Coping Styles</text:h>
      <text:p text:style-name="Text_20_body">Adaptations are like <text:span text:style-name="Strong_20_Emphasis">traits/perks</text:span> unlocked by repeated patterns of behavior plus Arete thresholds.</text:p>
      <text:h text:style-name="Heading_20_3" text:outline-level="3">6.1 Example</text:h>
      <text:list xml:id="list6835702588351384632" text:style-name="L42">
        <text:list-item>
          <text:p text:style-name="P42"><text:span text:style-name="Strong_20_Emphasis">"emotional_avoidance" adaptation</text:span> unlocked if:</text:p>
          <text:list>
            <text:list-item>
              <text:p text:style-name="P42">Social ≤ –40 AND Emotional ≤ –20</text:p>
            </text:list-item>
            <text:list-item>
              <text:p text:style-name="P42">AND the “brush_off_friend” choice has been picked ≥ 3 times.</text:p>
            </text:list-item>
          </text:list>
        </text:list-item>
      </text:list>
      <text:p text:style-name="Text_20_body">Effects could include:</text:p>
      <text:list xml:id="list1707099808625701201" text:style-name="L43">
        <text:list-item>
          <text:p text:style-name="P43">Reducing future Emotional penalties for similar avoidant choices (because it’s habitual).</text:p>
        </text:list-item>
        <text:list-item>
          <text:p text:style-name="P43">Making certain direct vulnerability options rarer (your coping style resists them).</text:p>
        </text:list-item>
        <text:list-item>
          <text:p text:style-name="P43">Triggering specific Dream content where avoidance is personified.</text:p>
        </text:list-item>
      </text:list>
      <text:p text:style-name="Text_20_body">Balancing:</text:p>
      <text:list xml:id="list7772894443224176065" text:style-name="L44">
        <text:list-item>
          <text:p text:style-name="P44"><text:soft-page-break/>Each adaptation should offer <text:span text:style-name="Strong_20_Emphasis">mixed consequences</text:span>:</text:p>
          <text:list>
            <text:list-item>
              <text:p text:style-name="P44">Small relief in one domain (less immediate Emotional Arete loss),</text:p>
            </text:list-item>
            <text:list-item>
              <text:p text:style-name="P44">But long-term cost (harder to access healing paths).</text:p>
            </text:list-item>
          </text:list>
        </text:list-item>
      </text:list>
      <text:p text:style-name="Horizontal_20_Line"/>
      <text:h text:style-name="Heading_20_2" text:outline-level="2">7. Narrative Identity – The Psycho-History Log</text:h>
      <text:h text:style-name="Heading_20_3" text:outline-level="3">7.1 Logging</text:h>
      <text:p text:style-name="Text_20_body">Every time <text:span text:style-name="Source_20_Text">apply_tagged_choice(tag_id)</text:span> is called:</text:p>
      <text:list xml:id="list2211833003210389257" text:style-name="L45">
        <text:list-item>
          <text:p text:style-name="P45">Append an entry to <text:span text:style-name="Source_20_Text">narrative_log</text:span>:</text:p>
          <text:p text:style-name="P70"><text:span text:style-name="Source_20_Text">{ "event": tag_id,</text:span></text:p>
          <text:p text:style-name="P70"><text:span text:style-name="Source_20_Text"><text:s text:c="2"/>"summary": "Short description",</text:span></text:p>
          <text:p text:style-name="P73"><text:span text:style-name="Source_20_Text"><text:s text:c="2"/>"arete_snapshot": arete copy }</text:span></text:p>
        </text:list-item>
      </text:list>
      <text:p text:style-name="Text_20_body">This builds a chronological record of:</text:p>
      <text:list xml:id="list6426943465103992004" text:style-name="L46">
        <text:list-item>
          <text:p text:style-name="P46">What type of choices the player favors.</text:p>
        </text:list-item>
        <text:list-item>
          <text:p text:style-name="P46">Which domains were high or low at those moments.</text:p>
        </text:list-item>
      </text:list>
      <text:h text:style-name="Heading_20_3" text:outline-level="3">7.2 Summarization</text:h>
      <text:p text:style-name="Text_20_body">A function <text:span text:style-name="Source_20_Text">summarize_identity()</text:span>:</text:p>
      <text:list xml:id="list3591507848748074449" text:style-name="L47">
        <text:list-item>
          <text:p text:style-name="P47">Counts patterns:</text:p>
          <text:list>
            <text:list-item>
              <text:p text:style-name="P47">Large number of self-sacrificing, body-risking choices → <text:span text:style-name="Strong_20_Emphasis">"martyr"</text:span>.</text:p>
            </text:list-item>
            <text:list-item>
              <text:p text:style-name="P47">Many avoidance, withdrawal choices → <text:span text:style-name="Strong_20_Emphasis">"avoidant"</text:span>.</text:p>
            </text:list-item>
            <text:list-item>
              <text:p text:style-name="P47">Many knowledge-seeking, Dream-exploring choices → <text:span text:style-name="Strong_20_Emphasis">"seeker"</text:span>, etc.</text:p>
            </text:list-item>
          </text:list>
        </text:list-item>
        <text:list-item>
          <text:p text:style-name="P47">Uses these categories to:</text:p>
          <text:list>
            <text:list-item>
              <text:p text:style-name="P47">Choose the <text:span text:style-name="Strong_20_Emphasis">final ending route</text:span> (ending_martyr, ending_avoidant, ending_seeker, etc.).</text:p>
            </text:list-item>
            <text:list-item>
              <text:p text:style-name="P47">Color final monologues and epilogues.</text:p>
            </text:list-item>
          </text:list>
        </text:list-item>
      </text:list>
      <text:p text:style-name="Text_20_body">Balancing:</text:p>
      <text:list xml:id="list1090961931429407211" text:style-name="L48">
        <text:list-item>
          <text:p text:style-name="P48">Don’t hinge everything on final Arete numbers only; identity summary uses the <text:span text:style-name="Strong_20_Emphasis">whole log</text:span> so late min-maxing can’t completely erase previous patterns.</text:p>
        </text:list-item>
      </text:list>
      <text:p text:style-name="Horizontal_20_Line"/>
      <text:h text:style-name="Heading_20_2" text:outline-level="2">8. Event System – Reactivity to Psyche</text:h>
      <text:h text:style-name="Heading_20_3" text:outline-level="3">8.1 Structure</text:h>
      <text:p text:style-name="Text_20_body">Each <text:span text:style-name="Strong_20_Emphasis">GameEvent</text:span> has:</text:p>
      <text:list xml:id="list1563375881251681343" text:style-name="L49">
        <text:list-item>
          <text:p text:style-name="P49"><text:soft-page-break/><text:span text:style-name="Source_20_Text">id</text:span></text:p>
        </text:list-item>
        <text:list-item>
          <text:p text:style-name="P49"><text:span text:style-name="Source_20_Text">condition(state)</text:span> – checks Arete, Big Five, adaptations, and flags.</text:p>
        </text:list-item>
        <text:list-item>
          <text:p text:style-name="P49"><text:span text:style-name="Source_20_Text">effect</text:span> – usually <text:span text:style-name="Source_20_Text">jump</text:span> to a special label then set a seen flag.</text:p>
        </text:list-item>
      </text:list>
      <text:p text:style-name="Text_20_body">Examples:</text:p>
      <text:list xml:id="list7872266181779334463" text:style-name="L50">
        <text:list-item>
          <text:p text:style-name="P50">Town <text:span text:style-name="Strong_20_Emphasis">exhaustion_scene</text:span>:</text:p>
          <text:list>
            <text:list-item>
              <text:p text:style-name="P50">Trigger: Physical ≤ –40, event not seen.</text:p>
            </text:list-item>
            <text:list-item>
              <text:p text:style-name="P50">Effect: short scene of protagonist crashing -&gt; maybe small forced rest, small Physical Arete bump afterwards.</text:p>
            </text:list-item>
          </text:list>
        </text:list-item>
        <text:list-item>
          <text:p text:style-name="P50">Dream <text:span text:style-name="Strong_20_Emphasis">courage_scene</text:span>:</text:p>
          <text:list>
            <text:list-item>
              <text:p text:style-name="P50">Trigger: Emotional ≥ +40.</text:p>
            </text:list-item>
            <text:list-item>
              <text:p text:style-name="P50">Effect: a moment where the protagonist protects another figure, unlocking a new Dream option or buff.</text:p>
            </text:list-item>
          </text:list>
        </text:list-item>
      </text:list>
      <text:h text:style-name="Heading_20_3" text:outline-level="3">8.2 Balance Role</text:h>
      <text:list xml:id="list8073984904654982664" text:style-name="L51">
        <text:list-item>
          <text:p text:style-name="P51">Ensures major psychological states <text:span text:style-name="Strong_20_Emphasis">feel</text:span> important.</text:p>
        </text:list-item>
        <text:list-item>
          <text:p text:style-name="P51">Provides <text:span text:style-name="Strong_20_Emphasis">feedback</text:span> to player: “You feel more exhausted lately” when Physical is low.</text:p>
        </text:list-item>
        <text:list-item>
          <text:p text:style-name="P51">Prevents monotony: fresh scenes appear at key thresholds.</text:p>
        </text:list-item>
      </text:list>
      <text:p text:style-name="Horizontal_20_Line"/>
      <text:h text:style-name="Heading_20_2" text:outline-level="2">9. Town Mode Mechanics</text:h>
      <text:h text:style-name="Heading_20_3" text:outline-level="3">9.1 Core Behavior</text:h>
      <text:list xml:id="list6241474161206667909" text:style-name="L52">
        <text:list-item>
          <text:p text:style-name="P52"><text:span text:style-name="Strong_20_Emphasis">Navigation</text:span> is narrative-driven (labels and menus, not free movement).</text:p>
        </text:list-item>
        <text:list-item>
          <text:p text:style-name="P52"><text:span text:style-name="Strong_20_Emphasis">Scenes</text:span> include:</text:p>
          <text:list>
            <text:list-item>
              <text:p text:style-name="P52">Conversations with NPCs (friends, family, strangers).</text:p>
            </text:list-item>
            <text:list-item>
              <text:p text:style-name="P52">Small activities (eating, chores, jobs, errands).</text:p>
            </text:list-item>
            <text:list-item>
              <text:p text:style-name="P52">Key story beats.</text:p>
            </text:list-item>
          </text:list>
        </text:list-item>
        <text:list-item>
          <text:p text:style-name="P52">Each scene typically ends in:</text:p>
          <text:list>
            <text:list-item>
              <text:p text:style-name="P52">A <text:span text:style-name="Strong_20_Emphasis">choice</text:span> that uses <text:span text:style-name="Source_20_Text">apply_tagged_choice</text:span>, or</text:p>
            </text:list-item>
            <text:list-item>
              <text:p text:style-name="P52">An <text:span text:style-name="Strong_20_Emphasis">automatic Arete shift</text:span> from story events (e.g., being yelled at).</text:p>
            </text:list-item>
          </text:list>
        </text:list-item>
      </text:list>
      <text:h text:style-name="Heading_20_3" text:outline-level="3">9.2 Social &amp; Habit Systems</text:h>
      <text:list xml:id="list419508635918767441" text:style-name="L53">
        <text:list-item>
          <text:p text:style-name="P53"><text:span text:style-name="Strong_20_Emphasis">Social mechanics:</text:span></text:p>
          <text:list>
            <text:list-item>
              <text:p text:style-name="P53">NPCs implicitly track trust, warmth, and resentment.</text:p>
            </text:list-item>
            <text:list-item>
              <text:p text:style-name="P53"><text:soft-page-break/>You can approximate this via events and unseen variables; they are influenced indirectly via Arete (e.g., high Social Arete makes more supportive outcomes possible).</text:p>
            </text:list-item>
          </text:list>
        </text:list-item>
        <text:list-item>
          <text:p text:style-name="P53"><text:span text:style-name="Strong_20_Emphasis">Habits (Physical &amp; Psychological):</text:span></text:p>
          <text:list>
            <text:list-item>
              <text:p text:style-name="P53">Repeated behaviors (junk food vs cooking, studying vs checking out) adjust Arete.</text:p>
            </text:list-item>
            <text:list-item>
              <text:p text:style-name="P53">Over time, the player sees narrative consequences: fatigue, academic performance, social friction.</text:p>
            </text:list-item>
          </text:list>
        </text:list-item>
      </text:list>
      <text:p text:style-name="Text_20_body">Balancing principles:</text:p>
      <text:list xml:id="list4415934516956833959" text:style-name="L54">
        <text:list-item>
          <text:p text:style-name="P54">Each choice in Town should:</text:p>
          <text:list>
            <text:list-item>
              <text:p text:style-name="P54">Nudge at least <text:span text:style-name="Strong_20_Emphasis">one domain positively and one negatively</text:span>, or</text:p>
            </text:list-item>
            <text:list-item>
              <text:p text:style-name="P54">Offer a clearly different payoff (short-term relief vs long-term growth).</text:p>
            </text:list-item>
          </text:list>
        </text:list-item>
      </text:list>
      <text:p text:style-name="Horizontal_20_Line"/>
      <text:h text:style-name="Heading_20_2" text:outline-level="2">10. Dream Mode Mechanics</text:h>
      <text:h text:style-name="Heading_20_3" text:outline-level="3">10.1 Encounters as “Combat”</text:h>
      <text:p text:style-name="Text_20_body">Dream encounters are structured VN scenes where:</text:p>
      <text:list xml:id="list4422397100601427960" text:style-name="L55">
        <text:list-item>
          <text:p text:style-name="P55">The Nightmare reflects specific fears or patterns.</text:p>
        </text:list-item>
        <text:list-item>
          <text:p text:style-name="P55">The player chooses between <text:span text:style-name="Strong_20_Emphasis">tactics</text:span> such as:</text:p>
          <text:list>
            <text:list-item>
              <text:p text:style-name="P55">Face / fight (Physical, Emotional stats)</text:p>
            </text:list-item>
            <text:list-item>
              <text:p text:style-name="P55">Reason / insight (Psychological, Spiritual stats)</text:p>
            </text:list-item>
            <text:list-item>
              <text:p text:style-name="P55">Avoid / flee (Social/temperament / Arete interplay)</text:p>
            </text:list-item>
          </text:list>
        </text:list-item>
      </text:list>
      <text:p text:style-name="Text_20_body">Success and failure:</text:p>
      <text:list xml:id="list1240856273490271039" text:style-name="L56">
        <text:list-item>
          <text:p text:style-name="P56">Use simple <text:span text:style-name="Source_20_Text">if</text:span> checks against Ousia stats (or Big Five) to branch text:</text:p>
          <text:list>
            <text:list-item>
              <text:p text:style-name="P56">Example: <text:span text:style-name="Source_20_Text">Brawn &gt;= 7</text:span> for physically confronting a fear.</text:p>
            </text:list-item>
          </text:list>
        </text:list-item>
        <text:list-item>
          <text:p text:style-name="P56">Each outcome:</text:p>
          <text:list>
            <text:list-item>
              <text:p text:style-name="P56">Still alters Arete via tags (e.g., bravery vs avoidance).</text:p>
            </text:list-item>
            <text:list-item>
              <text:p text:style-name="P56">May adjust personality log patterns more than Town choices, since Dream is more intense.</text:p>
            </text:list-item>
          </text:list>
        </text:list-item>
      </text:list>
      <text:h text:style-name="Heading_20_3" text:outline-level="3">10.2 Dream Variants</text:h>
      <text:list xml:id="list4122465722713892142" text:style-name="L57">
        <text:list-item>
          <text:p text:style-name="P57">The <text:span text:style-name="Strong_20_Emphasis">same encounter</text:span> can present differently depending on:</text:p>
          <text:list>
            <text:list-item>
              <text:p text:style-name="P57">Arete bands (e.g. deep Physical Strife → body horror; high Emotional Harmony → more hopeful imagery).</text:p>
            </text:list-item>
            <text:list-item>
              <text:p text:style-name="P57">Adaptations (e.g. emotional_avoidance adaptation → more illusions of escape).</text:p>
            </text:list-item>
            <text:list-item>
              <text:p text:style-name="P57"><text:soft-page-break/>Big Five extremes (e.g. high Openness → extremely surreal puzzles).</text:p>
            </text:list-item>
          </text:list>
        </text:list-item>
      </text:list>
      <text:p text:style-name="Text_20_body">Balancing:</text:p>
      <text:list xml:id="list1651314256229123450" text:style-name="L58">
        <text:list-item>
          <text:p text:style-name="P58">Encounters should <text:span text:style-name="Strong_20_Emphasis">not</text:span> be binary “you have 7 Brawn, you win; else lose”:</text:p>
          <text:list>
            <text:list-item>
              <text:p text:style-name="P58">Provide alternate paths: if you fail one stat check, another stat or Arete path can still reach a non-fatal resolution.</text:p>
            </text:list-item>
            <text:list-item>
              <text:p text:style-name="P58">Avoid hard fail states; instead, use setbacks that further inform the psyche (more Strife, new adaptations) and open different story angles.</text:p>
            </text:list-item>
          </text:list>
        </text:list-item>
      </text:list>
      <text:p text:style-name="Horizontal_20_Line"/>
      <text:h text:style-name="Heading_20_2" text:outline-level="2">11. Endings &amp; Resolution</text:h>
      <text:h text:style-name="Heading_20_3" text:outline-level="3">11.1 Ending Router</text:h>
      <text:list xml:id="list908880606644792421" text:style-name="L59">
        <text:list-item>
          <text:p text:style-name="P59">At late game, a label <text:span text:style-name="Source_20_Text">ending_router</text:span>:</text:p>
          <text:list>
            <text:list-item>
              <text:p text:style-name="P59">Calls <text:span text:style-name="Source_20_Text">summarize_identity()</text:span> → chooses identity category.</text:p>
            </text:list-item>
            <text:list-item>
              <text:p text:style-name="P59">Optionally checks current Arete bands and Big Five to nuance the sub-route.</text:p>
            </text:list-item>
            <text:list-item>
              <text:p text:style-name="P59">Jumps to corresponding ending label.</text:p>
            </text:list-item>
          </text:list>
        </text:list-item>
      </text:list>
      <text:h text:style-name="Heading_20_3" text:outline-level="3">11.2 Types of Endings (conceptual)</text:h>
      <text:list xml:id="list8352941573432772828" text:style-name="L60">
        <text:list-item>
          <text:p text:style-name="P60"><text:span text:style-name="Strong_20_Emphasis">Healing / Integration:</text:span></text:p>
          <text:list>
            <text:list-item>
              <text:p text:style-name="P60">High overall Harmony, patterns of facing fears and supporting others.</text:p>
            </text:list-item>
          </text:list>
        </text:list-item>
        <text:list-item>
          <text:p text:style-name="P60"><text:span text:style-name="Strong_20_Emphasis">Stagnation / Loop:</text:span></text:p>
          <text:list>
            <text:list-item>
              <text:p text:style-name="P60">Mixed stats but heavy avoidance, little change.</text:p>
            </text:list-item>
          </text:list>
        </text:list-item>
        <text:list-item>
          <text:p text:style-name="P60"><text:span text:style-name="Strong_20_Emphasis">Self-Destruction / Collapse:</text:span></text:p>
          <text:list>
            <text:list-item>
              <text:p text:style-name="P60">Deep Strife in multiple domains and repeated self-harmful patterns.</text:p>
            </text:list-item>
          </text:list>
        </text:list-item>
        <text:list-item>
          <text:p text:style-name="P60"><text:span text:style-name="Strong_20_Emphasis">Bittersweet Growth:</text:span></text:p>
          <text:list>
            <text:list-item>
              <text:p text:style-name="P60">Partial healing, but some wounds remain; identity acknowledges complexity.</text:p>
            </text:list-item>
          </text:list>
        </text:list-item>
      </text:list>
      <text:p text:style-name="Text_20_body">Balance:</text:p>
      <text:list xml:id="list2069177873227318832" text:style-name="L61">
        <text:list-item>
          <text:p text:style-name="P61">Avoid a single “golden ending” locked behind min-maxing.</text:p>
        </text:list-item>
        <text:list-item>
          <text:p text:style-name="P61">Make most endings feel meaningful, just different in tone and insight.</text:p>
        </text:list-item>
      </text:list>
      <text:p text:style-name="Horizontal_20_Line"/>
      <text:h text:style-name="Heading_20_2" text:outline-level="2"><text:soft-page-break/>12. Balancing Guidelines</text:h>
      <text:h text:style-name="Heading_20_3" text:outline-level="3">12.1 Magnitude of Arete Shifts</text:h>
      <text:list xml:id="list2032112589210629841" text:style-name="L62">
        <text:list-item>
          <text:p text:style-name="P62">Minor choices: ±1–2</text:p>
        </text:list-item>
        <text:list-item>
          <text:p text:style-name="P62">Moderate choices: ±2–3</text:p>
        </text:list-item>
        <text:list-item>
          <text:p text:style-name="P62">Major turning points: ±5–10</text:p>
        </text:list-item>
      </text:list>
      <text:p text:style-name="Text_20_body">Use <text:span text:style-name="Strong_20_Emphasis">diminishing returns</text:span> implicitly via banded thresholds:</text:p>
      <text:list xml:id="list8274898818544080118" text:style-name="L63">
        <text:list-item>
          <text:p text:style-name="P63">As domains approach extremes, design fewer choices that push further.</text:p>
        </text:list-item>
        <text:list-item>
          <text:p text:style-name="P63">Events can gently pull back from extremes (therapy, Dream breakthroughs).</text:p>
        </text:list-item>
      </text:list>
      <text:h text:style-name="Heading_20_3" text:outline-level="3">12.2 Stat Ranges &amp; Checks</text:h>
      <text:list xml:id="list4891960923361122518" text:style-name="L64">
        <text:list-item>
          <text:p text:style-name="P64">Ousia stats in [1, 10]:</text:p>
          <text:list>
            <text:list-item>
              <text:p text:style-name="P64">1–3: weak</text:p>
            </text:list-item>
            <text:list-item>
              <text:p text:style-name="P64">4–6: average</text:p>
            </text:list-item>
            <text:list-item>
              <text:p text:style-name="P64">7–8: strong</text:p>
            </text:list-item>
            <text:list-item>
              <text:p text:style-name="P64">9–10: exceptional</text:p>
            </text:list-item>
          </text:list>
        </text:list-item>
      </text:list>
      <text:p text:style-name="Text_20_body">Check thresholds like 4/7/9 instead of just one bar:</text:p>
      <text:list xml:id="list1568126094341953108" text:style-name="L65">
        <text:list-item>
          <text:p text:style-name="P65">Example: “face it head-on”:</text:p>
          <text:list>
            <text:list-item>
              <text:p text:style-name="P65">7+ = success</text:p>
            </text:list-item>
            <text:list-item>
              <text:p text:style-name="P65">4–6 = partial success with cost</text:p>
            </text:list-item>
            <text:list-item>
              <text:p text:style-name="P65">&lt;4 = failure / retreat</text:p>
            </text:list-item>
          </text:list>
        </text:list-item>
      </text:list>
      <text:h text:style-name="Heading_20_3" text:outline-level="3">12.3 Personality &amp; Adaptation Impact</text:h>
      <text:list xml:id="list2283868359995627174" text:style-name="L66">
        <text:list-item>
          <text:p text:style-name="P66">Keep temperament and adaptations as <text:span text:style-name="Strong_20_Emphasis">subtle modifiers</text:span>:</text:p>
          <text:list>
            <text:list-item>
              <text:p text:style-name="P66">Temperament: ±1 to deltas.</text:p>
            </text:list-item>
            <text:list-item>
              <text:p text:style-name="P66">Adaptations: occasional gating / rephrasing of choices, not constant handicap.</text:p>
            </text:list-item>
          </text:list>
        </text:list-item>
        <text:list-item>
          <text:p text:style-name="P66">Goal: The player <text:span text:style-name="Strong_20_Emphasis">feels</text:span> a style but isn’t locked into a single path.</text:p>
        </text:list-item>
      </text:list>
      <text:p text:style-name="Horizontal_20_Line"/>
      <text:h text:style-name="Heading_20_2" text:outline-level="2">13. Save/Load &amp; Progression</text:h>
      <text:list xml:id="list2757032792274028202" text:style-name="L67">
        <text:list-item>
          <text:p text:style-name="P67">Ren’Py’s save system handles snapshots of state.</text:p>
        </text:list-item>
        <text:list-item>
          <text:p text:style-name="P67">All key state (arete, ousia, big_five, temperament, adaptations, narrative_log, event flags) are <text:span text:style-name="Strong_20_Emphasis">normal Ren’Py variables</text:span>, so they persist automatically in saves.</text:p>
        </text:list-item>
      </text:list>
      <text:p text:style-name="Text_20_body">Design note:</text:p>
      <text:list xml:id="list8916870159144888959" text:style-name="L68">
        <text:list-item>
          <text:p text:style-name="P68"><text:soft-page-break/>Avoid unskippable long scenes when players are exploring alternate endings.</text:p>
        </text:list-item>
        <text:list-item>
          <text:p text:style-name="P68">Consider quick flags or jump points for dev testing of late-game content.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6T23:18:51.50</meta:creation-date>
    <dc:date>2025-11-06T23:49:37.57</dc:date>
    <dc:creator>Bellatrix </dc:creator>
    <meta:editing-duration>PT30M4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2" meta:paragraph-count="325" meta:word-count="2096" meta:character-count="13371"/>
  </office:meta>
</office:document-meta>
</file>